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Text_20_body">
      <style:paragraph-properties style:writing-mode="lr-tb"/>
      <style:text-properties fo:language="pl" fo:country="PL"/>
    </style:style>
    <style:style style:name="P3" style:family="paragraph" style:parent-style-name="Text_20_body">
      <style:paragraph-properties style:writing-mode="lr-tb"/>
      <style:text-properties fo:font-size="18pt" fo:language="pl" fo:country="PL" officeooo:rsid="00112197" officeooo:paragraph-rsid="00112197" style:font-size-asian="18pt" style:font-size-complex="18pt"/>
    </style:style>
    <style:style style:name="P4" style:family="paragraph" style:parent-style-name="Text_20_body">
      <style:paragraph-properties style:writing-mode="lr-tb"/>
      <style:text-properties fo:font-size="18pt" fo:language="pl" fo:country="PL" officeooo:rsid="00117bca" officeooo:paragraph-rsid="00117bca" style:font-size-asian="18pt" style:font-size-complex="18pt"/>
    </style:style>
    <style:style style:name="P5" style:family="paragraph" style:parent-style-name="Text_20_body">
      <style:paragraph-properties style:writing-mode="lr-tb"/>
      <style:text-properties fo:font-size="18pt" fo:language="pl" fo:country="PL" fo:font-weight="bold" officeooo:rsid="00112197" officeooo:paragraph-rsid="00112197" style:font-size-asian="18pt" style:font-weight-asian="bold" style:font-size-complex="18pt" style:font-weight-complex="bold"/>
    </style:style>
    <style:style style:name="P6" style:family="paragraph" style:parent-style-name="Text_20_body">
      <style:paragraph-properties style:writing-mode="lr-tb"/>
      <style:text-properties fo:font-size="18pt" fo:language="pl" fo:country="PL" fo:font-weight="normal" officeooo:rsid="00117bca" officeooo:paragraph-rsid="00117bca" style:font-size-asian="18pt" style:font-weight-asian="normal" style:font-size-complex="18pt" style:font-weight-complex="normal"/>
    </style:style>
    <style:style style:name="P7" style:family="paragraph" style:parent-style-name="Text_20_body">
      <style:paragraph-properties style:writing-mode="lr-tb"/>
      <style:text-properties fo:font-size="18pt" officeooo:paragraph-rsid="00112197" style:font-size-asian="18pt" style:font-size-complex="18pt"/>
    </style:style>
    <style:style style:name="P8" style:family="paragraph" style:parent-style-name="Text_20_body">
      <style:paragraph-properties fo:text-align="center" style:justify-single-word="false" style:writing-mode="lr-tb"/>
      <style:text-properties fo:font-size="48pt" fo:language="pl" fo:country="PL" style:text-underline-style="solid" style:text-underline-width="auto" style:text-underline-color="font-color" fo:font-weight="bold" officeooo:rsid="00112197" officeooo:paragraph-rsid="00112197" style:font-size-asian="48pt" style:font-weight-asian="bold" style:font-size-complex="48pt" style:font-weight-complex="bold"/>
    </style:style>
    <style:style style:name="P9" style:family="paragraph" style:parent-style-name="Text_20_body">
      <style:paragraph-properties style:writing-mode="lr-tb"/>
      <style:text-properties fo:font-size="18pt" fo:language="pl" fo:country="PL" fo:font-weight="bold" officeooo:rsid="00112197" officeooo:paragraph-rsid="00112197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style:writing-mode="lr-tb"/>
      <style:text-properties fo:font-size="18pt" fo:language="pl" fo:country="PL" officeooo:rsid="00112197" officeooo:paragraph-rsid="00112197" style:font-size-asian="18pt" style:font-size-complex="18pt"/>
    </style:style>
    <style:style style:name="P11" style:family="paragraph" style:parent-style-name="Text_20_body">
      <style:paragraph-properties style:writing-mode="lr-tb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12197"/>
    </style:style>
    <style:style style:name="T3" style:family="text">
      <style:text-properties fo:language="pl" fo:country="PL" officeooo:rsid="00117bca"/>
    </style:style>
    <style:style style:name="T4" style:family="text">
      <style:text-properties officeooo:rsid="00108a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/></text:span></text:p>
      <text:p text:style-name="P8">Dynasty</text:p>
      <text:p text:style-name="P5">Gra turowa, typu „planuj i zmierz się z ruchem przeciwnika”.</text:p>
      <text:p text:style-name="P6">Do gry będziemy logowali się za pomocą loginu i hasła.</text:p>
      <text:p text:style-name="P3">Na samym początku tworzenie ogólnego zarysu postaci i rozdanie kilku podstawowych statystyk decydujących o kierunku rozwoju naszej postaci(wojownik,mag,łucznik).</text:p>
      <text:p text:style-name="P3">Gra działa na zasadzie step by step, czyli na dana arenę tworzony będzie losowy przeciwnik dobrany do aktualnego poziomu z rozdanymi losowo statystykami oraz losowymi przedmiotami.</text:p>
      <text:p text:style-name="P3">Jest 10 poziomów.</text:p>
      <text:p text:style-name="P5">Gracz będzie miał do wyboru główne akcje : </text:p>
      <text:p text:style-name="P3">-atak, - obrona , </text:p>
      <text:p text:style-name="P4">Podczas ataku( nasza defensywa słabnie i otrzymamy większe obrażenia od przeciwnika, ale zadamy mu obrażenia).</text:p>
      <text:p text:style-name="P4">Podczas obrony(nasza defensywa rośnie otrzymamy mniejsze obrażenia od przeciwnika, za to nie zadamy my obrażeń)</text:p>
      <text:p text:style-name="P4">kiedy obydwie strony wybiorą atak nastąpi wymiana ciosów i zadanie obrażeń w obie strony,</text:p>
      <text:p text:style-name="P4">kiedy obydwie strony wybiorą obrone nastąpi brak obrażeń z każej <text:soft-page-break/>strony(chyba ze któraś ze stron użyje przedmiotu zadającego obrażenia)<text:line-break/></text:p>
      <text:p text:style-name="P5">Do głównych akcji będą dochodziły akcje na postaci do których będą potrzebne przedmioty:</text:p>
      <text:p text:style-name="P3">- bandaż(leczenie)</text:p>
      <text:p text:style-name="P3">-magiczna mikstura(zwiększenie obrażeń)</text:p>
      <text:p text:style-name="P7"><text:span text:style-name="T2">-</text:span><text:span text:style-name="T3">bomba(zadaje obrażenia przeciwnikowi)</text:span></text:p>
      <text:p text:style-name="P3">-pułapka(blokada ruchu przeciwnika)</text:p>
      <text:p text:style-name="P3">-magiczny zwój(zwiększ obrażeń zaklęć)</text:p>
      <text:p text:style-name="P3">-grot(zwiększenie obrażeń dystansowych)</text:p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2T00:37:12.760000000</dc:date>
    <meta:editing-duration>PT9M12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19" meta:word-count="174" meta:character-count="1281" meta:non-whitespace-character-count="1123"/>
  </office:meta>
</office:document-meta>
</file>